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88cm"/>
    </style:style>
    <style:style style:name="co2" style:family="table-column">
      <style:table-column-properties fo:break-before="auto" style:column-width="3.304cm"/>
    </style:style>
    <style:style style:name="co3" style:family="table-column">
      <style:table-column-properties fo:break-before="auto" style:column-width="1.942cm"/>
    </style:style>
    <style:style style:name="co4" style:family="table-column">
      <style:table-column-properties fo:break-before="auto" style:column-width="3.357cm"/>
    </style:style>
    <style:style style:name="co5" style:family="table-column">
      <style:table-column-properties fo:break-before="auto" style:column-width="3.466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2"/>
    <style:style style:name="ce2" style:family="table-cell" style:parent-style-name="Default" style:data-style-name="N111"/>
    <style:style style:name="ce5" style:family="table-cell" style:parent-style-name="Default" style:data-style-name="N112"/>
  </office:automatic-styles>
  <office:body>
    <office:spreadsheet>
      <table:calculation-settings table:automatic-find-labels="false" table:use-regular-expressions="false" table:use-wildcards="true"/>
      <table:table table:name="results_bravo_jan1_jan14_data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3" table:default-cell-style-name="ce1"/>
        <table:table-column table:style-name="co4" table:default-cell-style-name="ce2"/>
        <table:table-column table:style-name="co3" table:default-cell-style-name="ce1"/>
        <table:table-column table:style-name="co5" table:default-cell-style-name="Default"/>
        <table:table-column table:style-name="co5" table:default-cell-style-name="ce5"/>
        <table:table-row table:style-name="ro1">
          <table:table-cell/>
          <table:table-cell office:value-type="string" calcext:value-type="string">
            <text:p>NODE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STDDEV</text:p>
          </table:table-cell>
          <table:table-cell office:value-type="string" calcext:value-type="string">
            <text:p>MSE</text:p>
          </table:table-cell>
          <table:table-cell table:style-name="Default" office:value-type="string" calcext:value-type="string">
            <text:p>MAE</text:p>
          </table:table-cell>
          <table:table-cell table:style-name="Default" office:value-type="string" calcext:value-type="string">
            <text:p>MAPE</text:p>
          </table:table-cell>
          <table:table-cell table:style-name="Default" office:value-type="string" calcext:value-type="string">
            <text:p>RMSE</text:p>
          </table:table-cell>
          <table:table-cell office:value-type="string" calcext:value-type="string">
            <text:p>EV</text:p>
          </table:table-cell>
          <table:table-cell table:style-name="Default" office:value-type="string" calcext:value-type="string">
            <text:p>FRAC_IN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538.0809" calcext:value-type="float">
            <text:p>538.0809</text:p>
          </table:table-cell>
          <table:table-cell office:value-type="float" office:value="285.1209" calcext:value-type="float">
            <text:p>285.1209</text:p>
          </table:table-cell>
          <table:table-cell office:value-type="float" office:value="45196.01" calcext:value-type="float">
            <text:p>45196.01</text:p>
          </table:table-cell>
          <table:table-cell office:value-type="float" office:value="156.08353" calcext:value-type="float">
            <text:p>156.08</text:p>
          </table:table-cell>
          <table:table-cell office:value-type="float" office:value="5450267300000000" calcext:value-type="float">
            <text:p>5.450E+15</text:p>
          </table:table-cell>
          <table:table-cell office:value-type="float" office:value="212.59354" calcext:value-type="float">
            <text:p>212.59</text:p>
          </table:table-cell>
          <table:table-cell office:value-type="float" office:value="0.504162669181824" calcext:value-type="float">
            <text:p>0.504162669181824</text:p>
          </table:table-cell>
          <table:table-cell office:value-type="float" office:value="0.689624329159213" calcext:value-type="float">
            <text:p>0.6896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15.14949" calcext:value-type="float">
            <text:p>215.14949</text:p>
          </table:table-cell>
          <table:table-cell office:value-type="float" office:value="267.1936" calcext:value-type="float">
            <text:p>267.1936</text:p>
          </table:table-cell>
          <table:table-cell office:value-type="float" office:value="72972.984" calcext:value-type="float">
            <text:p>72972.984</text:p>
          </table:table-cell>
          <table:table-cell office:value-type="float" office:value="187.86594" calcext:value-type="float">
            <text:p>187.87</text:p>
          </table:table-cell>
          <table:table-cell office:value-type="float" office:value="2.2011855E+017" calcext:value-type="float">
            <text:p>2.201E+17</text:p>
          </table:table-cell>
          <table:table-cell office:value-type="float" office:value="270.13513" calcext:value-type="float">
            <text:p>270.14</text:p>
          </table:table-cell>
          <table:table-cell office:value-type="float" office:value="0.00841587781906128" calcext:value-type="float">
            <text:p>0.008415877819061</text:p>
          </table:table-cell>
          <table:table-cell office:value-type="float" office:value="0.756112104949314" calcext:value-type="float">
            <text:p>0.756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773.431" calcext:value-type="float">
            <text:p>773.431</text:p>
          </table:table-cell>
          <table:table-cell office:value-type="float" office:value="379.25873" calcext:value-type="float">
            <text:p>379.25873</text:p>
          </table:table-cell>
          <table:table-cell office:value-type="float" office:value="110810.08" calcext:value-type="float">
            <text:p>110810.08</text:p>
          </table:table-cell>
          <table:table-cell office:value-type="float" office:value="264.01993" calcext:value-type="float">
            <text:p>264.02</text:p>
          </table:table-cell>
          <table:table-cell office:value-type="float" office:value="5.3926402E+016" calcext:value-type="float">
            <text:p>5.393E+16</text:p>
          </table:table-cell>
          <table:table-cell office:value-type="float" office:value="332.88147" calcext:value-type="float">
            <text:p>332.88</text:p>
          </table:table-cell>
          <table:table-cell office:value-type="float" office:value="0.404463887214661" calcext:value-type="float">
            <text:p>0.404463887214661</text:p>
          </table:table-cell>
          <table:table-cell office:value-type="float" office:value="0.51788908765653" calcext:value-type="float">
            <text:p>0.5179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654.8826" calcext:value-type="float">
            <text:p>654.8826</text:p>
          </table:table-cell>
          <table:table-cell office:value-type="float" office:value="351.61862" calcext:value-type="float">
            <text:p>351.61862</text:p>
          </table:table-cell>
          <table:table-cell office:value-type="float" office:value="39303.074" calcext:value-type="float">
            <text:p>39303.074</text:p>
          </table:table-cell>
          <table:table-cell office:value-type="float" office:value="143.43353" calcext:value-type="float">
            <text:p>143.43</text:p>
          </table:table-cell>
          <table:table-cell office:value-type="float" office:value="2564422200000000" calcext:value-type="float">
            <text:p>2.564E+15</text:p>
          </table:table-cell>
          <table:table-cell office:value-type="float" office:value="198.25003" calcext:value-type="float">
            <text:p>198.25</text:p>
          </table:table-cell>
          <table:table-cell office:value-type="float" office:value="0.698289930820465" calcext:value-type="float">
            <text:p>0.698289930820465</text:p>
          </table:table-cell>
          <table:table-cell office:value-type="float" office:value="0.76386404293381" calcext:value-type="float">
            <text:p>0.7639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31.79648" calcext:value-type="float">
            <text:p>231.79648</text:p>
          </table:table-cell>
          <table:table-cell office:value-type="float" office:value="154.87016" calcext:value-type="float">
            <text:p>154.87016</text:p>
          </table:table-cell>
          <table:table-cell office:value-type="float" office:value="9895.098" calcext:value-type="float">
            <text:p>9895.098</text:p>
          </table:table-cell>
          <table:table-cell office:value-type="float" office:value="72.08389" calcext:value-type="float">
            <text:p>72.08</text:p>
          </table:table-cell>
          <table:table-cell office:value-type="float" office:value="1.2903254E+016" calcext:value-type="float">
            <text:p>1.290E+16</text:p>
          </table:table-cell>
          <table:table-cell office:value-type="float" office:value="99.474106" calcext:value-type="float">
            <text:p>99.47</text:p>
          </table:table-cell>
          <table:table-cell office:value-type="float" office:value="0.654987931251526" calcext:value-type="float">
            <text:p>0.654987931251526</text:p>
          </table:table-cell>
          <table:table-cell office:value-type="float" office:value="0.735539654144305" calcext:value-type="float">
            <text:p>0.7355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1245.8862" calcext:value-type="float">
            <text:p>1245.8862</text:p>
          </table:table-cell>
          <table:table-cell office:value-type="float" office:value="785.25336" calcext:value-type="float">
            <text:p>785.25336</text:p>
          </table:table-cell>
          <table:table-cell office:value-type="float" office:value="147948.36" calcext:value-type="float">
            <text:p>147948.36</text:p>
          </table:table-cell>
          <table:table-cell office:value-type="float" office:value="295.94208" calcext:value-type="float">
            <text:p>295.94</text:p>
          </table:table-cell>
          <table:table-cell office:value-type="float" office:value="1.1061712E+017" calcext:value-type="float">
            <text:p>1.106E+17</text:p>
          </table:table-cell>
          <table:table-cell office:value-type="float" office:value="384.64056" calcext:value-type="float">
            <text:p>384.64</text:p>
          </table:table-cell>
          <table:table-cell office:value-type="float" office:value="0.783536970615387" calcext:value-type="float">
            <text:p>0.783536970615387</text:p>
          </table:table-cell>
          <table:table-cell office:value-type="float" office:value="0.663685152057245" calcext:value-type="float">
            <text:p>0.6637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2003.9985" calcext:value-type="float">
            <text:p>2003.9985</text:p>
          </table:table-cell>
          <table:table-cell office:value-type="float" office:value="1158.6085" calcext:value-type="float">
            <text:p>1158.6085</text:p>
          </table:table-cell>
          <table:table-cell office:value-type="float" office:value="197659.52" calcext:value-type="float">
            <text:p>197659.52</text:p>
          </table:table-cell>
          <table:table-cell office:value-type="float" office:value="346.54858" calcext:value-type="float">
            <text:p>346.55</text:p>
          </table:table-cell>
          <table:table-cell office:value-type="float" office:value="1533174200000000" calcext:value-type="float">
            <text:p>1.533E+15</text:p>
          </table:table-cell>
          <table:table-cell office:value-type="float" office:value="444.58914" calcext:value-type="float">
            <text:p>444.59</text:p>
          </table:table-cell>
          <table:table-cell office:value-type="float" office:value="0.853331565856934" calcext:value-type="float">
            <text:p>0.853331565856934</text:p>
          </table:table-cell>
          <table:table-cell office:value-type="float" office:value="0.634764460345856" calcext:value-type="float">
            <text:p>0.6348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936.1597" calcext:value-type="float">
            <text:p>936.1597</text:p>
          </table:table-cell>
          <table:table-cell office:value-type="float" office:value="466.99454" calcext:value-type="float">
            <text:p>466.99454</text:p>
          </table:table-cell>
          <table:table-cell office:value-type="float" office:value="69529.93" calcext:value-type="float">
            <text:p>69529.93</text:p>
          </table:table-cell>
          <table:table-cell office:value-type="float" office:value="195.86255" calcext:value-type="float">
            <text:p>195.86</text:p>
          </table:table-cell>
          <table:table-cell office:value-type="float" office:value="8875157000000000" calcext:value-type="float">
            <text:p>8.875E+15</text:p>
          </table:table-cell>
          <table:table-cell office:value-type="float" office:value="263.68527" calcext:value-type="float">
            <text:p>263.69</text:p>
          </table:table-cell>
          <table:table-cell office:value-type="float" office:value="0.681870222091675" calcext:value-type="float">
            <text:p>0.681870222091675</text:p>
          </table:table-cell>
          <table:table-cell office:value-type="float" office:value="0.67948717948718" calcext:value-type="float">
            <text:p>0.6795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1623.7529" calcext:value-type="float">
            <text:p>1623.7529</text:p>
          </table:table-cell>
          <table:table-cell office:value-type="float" office:value="812.9235" calcext:value-type="float">
            <text:p>812.9235</text:p>
          </table:table-cell>
          <table:table-cell office:value-type="float" office:value="171431" calcext:value-type="float">
            <text:p>171431</text:p>
          </table:table-cell>
          <table:table-cell office:value-type="float" office:value="320.25232" calcext:value-type="float">
            <text:p>320.25</text:p>
          </table:table-cell>
          <table:table-cell office:value-type="float" office:value="4.6189367E+016" calcext:value-type="float">
            <text:p>4.619E+16</text:p>
          </table:table-cell>
          <table:table-cell office:value-type="float" office:value="414.04227" calcext:value-type="float">
            <text:p>414.04</text:p>
          </table:table-cell>
          <table:table-cell office:value-type="float" office:value="0.761724233627319" calcext:value-type="float">
            <text:p>0.761724233627319</text:p>
          </table:table-cell>
          <table:table-cell office:value-type="float" office:value="0.652951699463327" calcext:value-type="float">
            <text:p>0.6530</text:p>
          </table:table-cell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float" office:value="1075.9386" calcext:value-type="float">
            <text:p>1075.9386</text:p>
          </table:table-cell>
          <table:table-cell office:value-type="float" office:value="603.3736" calcext:value-type="float">
            <text:p>603.3736</text:p>
          </table:table-cell>
          <table:table-cell office:value-type="float" office:value="129580.02" calcext:value-type="float">
            <text:p>129580.02</text:p>
          </table:table-cell>
          <table:table-cell office:value-type="float" office:value="257.37915" calcext:value-type="float">
            <text:p>257.38</text:p>
          </table:table-cell>
          <table:table-cell office:value-type="float" office:value="9.214354E+015" calcext:value-type="float">
            <text:p>9.214E+15</text:p>
          </table:table-cell>
          <table:table-cell office:value-type="float" office:value="359.97226" calcext:value-type="float">
            <text:p>359.97</text:p>
          </table:table-cell>
          <table:table-cell office:value-type="float" office:value="0.674864232540131" calcext:value-type="float">
            <text:p>0.674864232540131</text:p>
          </table:table-cell>
          <table:table-cell office:value-type="float" office:value="0.669051878354204" calcext:value-type="float">
            <text:p>0.6691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1263.7129" calcext:value-type="float">
            <text:p>1263.7129</text:p>
          </table:table-cell>
          <table:table-cell office:value-type="float" office:value="717.3163" calcext:value-type="float">
            <text:p>717.3163</text:p>
          </table:table-cell>
          <table:table-cell office:value-type="float" office:value="141929.11" calcext:value-type="float">
            <text:p>141929.11</text:p>
          </table:table-cell>
          <table:table-cell office:value-type="float" office:value="291.71796" calcext:value-type="float">
            <text:p>291.72</text:p>
          </table:table-cell>
          <table:table-cell office:value-type="float" office:value="1.4707102E+017" calcext:value-type="float">
            <text:p>1.471E+17</text:p>
          </table:table-cell>
          <table:table-cell office:value-type="float" office:value="376.7348" calcext:value-type="float">
            <text:p>376.73</text:p>
          </table:table-cell>
          <table:table-cell office:value-type="float" office:value="0.756599426269531" calcext:value-type="float">
            <text:p>0.756599426269531</text:p>
          </table:table-cell>
          <table:table-cell office:value-type="float" office:value="0.612701252236136" calcext:value-type="float">
            <text:p>0.612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verage</text:p>
          </table:table-cell>
          <table:table-cell office:value-type="float" office:value="960.25354" calcext:value-type="float">
            <text:p>960.25354</text:p>
          </table:table-cell>
          <table:table-cell office:value-type="float" office:value="543.8665" calcext:value-type="float">
            <text:p>543.8665</text:p>
          </table:table-cell>
          <table:table-cell office:value-type="float" office:value="103295.92" calcext:value-type="float">
            <text:p>103295.92</text:p>
          </table:table-cell>
          <table:table-cell office:value-type="float" office:value="230.10815" calcext:value-type="float">
            <text:p>230.11</text:p>
          </table:table-cell>
          <table:table-cell office:value-type="float" office:value="5.6223914E+016" calcext:value-type="float">
            <text:p>5.622E+16</text:p>
          </table:table-cell>
          <table:table-cell office:value-type="float" office:value="305.18167" calcext:value-type="float">
            <text:p>305.18</text:p>
          </table:table-cell>
          <table:table-cell office:value-type="float" office:value="0.616567904298956" calcext:value-type="float">
            <text:p>0.616567904298956</text:p>
          </table:table-cell>
          <table:table-cell office:value-type="float" office:value="0.670515530980647" calcext:value-type="float">
            <text:p>0.670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tandard Deviation</text:p>
          </table:table-cell>
          <table:table-cell office:value-type="float" office:value="531.67706" calcext:value-type="float">
            <text:p>531.67706</text:p>
          </table:table-cell>
          <table:table-cell office:value-type="float" office:value="287.14465" calcext:value-type="float">
            <text:p>287.14465</text:p>
          </table:table-cell>
          <table:table-cell office:value-type="float" office:value="57235.227" calcext:value-type="float">
            <text:p>57235.227</text:p>
          </table:table-cell>
          <table:table-cell office:value-type="float" office:value="81.25655" calcext:value-type="float">
            <text:p>81.26</text:p>
          </table:table-cell>
          <table:table-cell office:value-type="float" office:value="6.938438E+016" calcext:value-type="float">
            <text:p>6.938E+16</text:p>
          </table:table-cell>
          <table:table-cell office:value-type="float" office:value="100.79713" calcext:value-type="float">
            <text:p>100.80</text:p>
          </table:table-cell>
          <table:table-cell office:value-type="float" office:value="0.227217210570206" calcext:value-type="float">
            <text:p>0.227217210570206</text:p>
          </table:table-cell>
          <table:table-cell office:value-type="float" office:value="0.670515530980647" calcext:value-type="float">
            <text:p>0.670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11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12">
      <number:number number:decimal-places="4" loext:min-decimal-places="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13">00/00/0000</text:date>, <text:time style:data-style-name="N2" text:time-value="21:15:03.01889652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4-13T21:15:32.926877009</dc:date>
    <meta:editing-duration>PT16M17S</meta:editing-duration>
    <meta:editing-cycles>2</meta:editing-cycles>
    <meta:generator>LibreOffice/6.4.7.2$Linux_X86_64 LibreOffice_project/40$Build-2</meta:generator>
    <meta:document-statistic meta:table-count="1" meta:cell-count="139" meta:object-count="0"/>
  </office:meta>
</office:document-meta>
</file>